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wnames</text:p>
          </table:table-cell>
          <table:table-cell office:value-type="string" calcext:value-type="string">
            <text:p>_p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625" calcext:value-type="float">
            <text:p>0.0006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65753" calcext:value-type="float">
            <text:p>0.000657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69234" calcext:value-type="float">
            <text:p>0.000692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7296" calcext:value-type="float">
            <text:p>0.00072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76952" calcext:value-type="float">
            <text:p>0.000769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81232" calcext:value-type="float">
            <text:p>0.000812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85822" calcext:value-type="float">
            <text:p>0.000858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90749" calcext:value-type="float">
            <text:p>0.0009074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9604" calcext:value-type="float">
            <text:p>0.00096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101725" calcext:value-type="float">
            <text:p>0.001017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107839" calcext:value-type="float">
            <text:p>0.001078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114418" calcext:value-type="float">
            <text:p>0.001144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121501" calcext:value-type="float">
            <text:p>0.001215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129131" calcext:value-type="float">
            <text:p>0.001291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137358" calcext:value-type="float">
            <text:p>0.0013735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146233" calcext:value-type="float">
            <text:p>0.001462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155814" calcext:value-type="float">
            <text:p>0.001558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166163" calcext:value-type="float">
            <text:p>0.0016616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17735" calcext:value-type="float">
            <text:p>0.00177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18945" calcext:value-type="float">
            <text:p>0.00189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202546" calcext:value-type="float">
            <text:p>0.002025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216731" calcext:value-type="float">
            <text:p>0.0021673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232106" calcext:value-type="float">
            <text:p>0.002321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248779" calcext:value-type="float">
            <text:p>0.0024877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266875" calcext:value-type="float">
            <text:p>0.002668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286527" calcext:value-type="float">
            <text:p>0.0028652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307884" calcext:value-type="float">
            <text:p>0.0030788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331108" calcext:value-type="float">
            <text:p>0.0033110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35638" calcext:value-type="float">
            <text:p>0.00356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383898" calcext:value-type="float">
            <text:p>0.0038389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413883" calcext:value-type="float">
            <text:p>0.0041388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446576" calcext:value-type="float">
            <text:p>0.0044657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482246" calcext:value-type="float">
            <text:p>0.0048224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521188" calcext:value-type="float">
            <text:p>0.0052118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56373" calcext:value-type="float">
            <text:p>0.005637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610234" calcext:value-type="float">
            <text:p>0.0061023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661103" calcext:value-type="float">
            <text:p>0.0066110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716778" calcext:value-type="float">
            <text:p>0.0071677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777753" calcext:value-type="float">
            <text:p>0.0077775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84457" calcext:value-type="float">
            <text:p>0.00844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917835" calcext:value-type="float">
            <text:p>0.0091783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998214" calcext:value-type="float">
            <text:p>0.0099821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1086448" calcext:value-type="float">
            <text:p>0.010864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183358" calcext:value-type="float">
            <text:p>0.0118335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1289853" calcext:value-type="float">
            <text:p>0.0128985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140694" calcext:value-type="float">
            <text:p>0.014069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1535736" calcext:value-type="float">
            <text:p>0.0153573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1677478" calcext:value-type="float">
            <text:p>0.0167747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1833533" calcext:value-type="float">
            <text:p>0.018335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005418" calcext:value-type="float">
            <text:p>0.0200541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2194808" calcext:value-type="float">
            <text:p>0.0219480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2403556" calcext:value-type="float">
            <text:p>0.0240355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2633707" calcext:value-type="float">
            <text:p>0.0263370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2887518" calcext:value-type="float">
            <text:p>0.028875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3167476" calcext:value-type="float">
            <text:p>0.0316747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3476318" calcext:value-type="float">
            <text:p>0.0347631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3817049" calcext:value-type="float">
            <text:p>0.0381704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4192962" calcext:value-type="float">
            <text:p>0.0419296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4607659" calcext:value-type="float">
            <text:p>0.0460765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5065067" calcext:value-type="float">
            <text:p>0.0506506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5569455" calcext:value-type="float">
            <text:p>0.0556945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6125444" calcext:value-type="float">
            <text:p>0.0612544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6738017" calcext:value-type="float">
            <text:p>0.0673801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7412517" calcext:value-type="float">
            <text:p>0.0741251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8154639" calcext:value-type="float">
            <text:p>0.0815463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8970413" calcext:value-type="float">
            <text:p>0.0897041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9866167" calcext:value-type="float">
            <text:p>0.098661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0848479" calcext:value-type="float">
            <text:p>0.1084847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1924101" calcext:value-type="float">
            <text:p>0.119241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309987" calcext:value-type="float">
            <text:p>0.130998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4382579" calcext:value-type="float">
            <text:p>0.1438257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5778826" calcext:value-type="float">
            <text:p>0.1577882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7294831" calcext:value-type="float">
            <text:p>0.1729483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18936215" calcext:value-type="float">
            <text:p>0.1893621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070775" calcext:value-type="float">
            <text:p>0.207077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2261309" calcext:value-type="float">
            <text:p>0.226130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24654467" calcext:value-type="float">
            <text:p>0.246544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6832391" calcext:value-type="float">
            <text:p>0.2683239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9145349" calcext:value-type="float">
            <text:p>0.291453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1589533" calcext:value-type="float">
            <text:p>0.3158953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4158611" calcext:value-type="float">
            <text:p>0.3415861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6843571" calcext:value-type="float">
            <text:p>0.3684357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9632649" calcext:value-type="float">
            <text:p>0.3963264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42511384" calcext:value-type="float">
            <text:p>0.4251138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45462781" calcext:value-type="float">
            <text:p>0.4546278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48467625" calcext:value-type="float">
            <text:p>0.4846762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51504909" calcext:value-type="float">
            <text:p>0.5150490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4552379" calcext:value-type="float">
            <text:p>0.5455237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57587169" calcext:value-type="float">
            <text:p>0.5758716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60586475" calcext:value-type="float">
            <text:p>0.6058647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63528241" calcext:value-type="float">
            <text:p>0.6352824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3:53:01.005000000</meta:creation-date>
    <dc:date>2024-10-15T17:37:26.269000000</dc:date>
    <meta:editing-duration>PT3M41S</meta:editing-duration>
    <meta:editing-cycles>4</meta:editing-cycles>
    <meta:generator>LibreOffice/7.4.2.3$Windows_X86_64 LibreOffice_project/382eef1f22670f7f4118c8c2dd222ec7ad009daf</meta:generator>
    <meta:document-statistic meta:table-count="1" meta:cell-count="187" meta:object-count="0"/>
  </office:meta>
</office:document-meta>
</file>